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8.274cm"/>
    </style:style>
    <style:style style:name="co5" style:family="table-column">
      <style:table-column-properties fo:break-before="auto" style:column-width="9.384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107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5.803cm"/>
    </style:style>
    <style:style style:name="co12" style:family="table-column">
      <style:table-column-properties fo:break-before="auto" style:column-width="5.914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3.667cm"/>
    </style:style>
    <style:style style:name="co15" style:family="table-column">
      <style:table-column-properties fo:break-before="auto" style:column-width="11.437cm"/>
    </style:style>
    <style:style style:name="co16" style:family="table-column">
      <style:table-column-properties fo:break-before="auto" style:column-width="8.634cm"/>
    </style:style>
    <style:style style:name="co17" style:family="table-column">
      <style:table-column-properties fo:break-before="auto" style:column-width="10.134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10.687cm"/>
    </style:style>
    <style:style style:name="co20" style:family="table-column">
      <style:table-column-properties fo:break-before="auto" style:column-width="9.883cm"/>
    </style:style>
    <style:style style:name="co21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Unplugging</text:p>
          </table:table-cell>
          <table:table-cell office:value-type="string">
            <text:p>Create and open termi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nplug USB/RS-232 converter</text:p>
          </table:table-cell>
          <table:table-cell office:value-type="string">
            <text:p>Terminal detects unplug and closes, no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lug USB/RS-232 converter</text:p>
          </table:table-cell>
          <table:table-cell office:value-type="string">
            <text:p>Terminal stays closed, no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open terminal</text:p>
          </table:table-cell>
          <table:table-cell office:value-type="string">
            <text:p>Terminal gets opened, no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/>
        </table:table-row>
      </table:table>
      <table:table table:name="MKY.IO.Serial.Socket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/>
        </table:table-row>
      </table:table>
      <table:table table:name="MKY.IO.Usb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</table:table>
      <table:table table:name="YAT.Gui.Forms.Main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/>
        </table:table-row>
      </table:table>
      <table:table table:name="YAT.Gui.Forms.Terminal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Unhandled Ex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.12.2010</text:date>, <text:time>18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8H06M18S</meta:editing-duration>
    <meta:editing-cycles>18</meta:editing-cycles>
    <meta:generator>OpenOffice.org/3.2$Win32 OpenOffice.org_project/320m12$Build-9483</meta:generator>
    <dc:date>2010-12-29T18:27:26.09</dc:date>
    <dc:creator>Matthias Kläy</dc:creator>
    <meta:document-statistic meta:table-count="6" meta:cell-count="321" meta:object-count="0"/>
    <meta:user-defined meta:name="Info 1"/>
    <meta:user-defined meta:name="Info 2"/>
    <meta:user-defined meta:name="Info 3"/>
    <meta:user-defined meta:name="Info 4"/>
  </office:meta>
</office:document-meta>
</file>